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386DF58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grey-title">
      <style:graphic-properties fo:min-height="3.256cm"/>
    </style:style>
    <style:style style:name="pr2" style:family="presentation" style:parent-style-name="lyt-bluegrey-outline1">
      <style:graphic-properties fo:min-height="5.246cm"/>
    </style:style>
    <style:style style:name="pr3" style:family="presentation" style:parent-style-name="lyt-bluegrey-notes">
      <style:graphic-properties draw:fill-color="#ffffff" fo:min-height="12.322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odularity</text:p>
          </draw:text-box>
        </draw:frame>
        <draw:frame presentation:style-name="pr2" draw:layer="layout" svg:width="25.199cm" svg:height="7.636cm" svg:x="1.4cm" svg:y="4.914cm" presentation:class="outline" presentation:user-transformed="true">
          <draw:text-box>
            <text:list text:style-name="L2">
              <text:list-item>
                <text:p>Modular ACL2 enables logical code partitions</text:p>
              </text:list-item>
              <text:list-item>
                <text:p>Each module was...</text:p>
                <text:list>
                  <text:list-item>
                    <text:p>Split into interface / module / test files</text:p>
                  </text:list-item>
                  <text:list-item>
                    <text:p>Delegated to interested team members</text:p>
                  </text:list-item>
                  <text:list-item>
                    <text:p>Reviewed (and often coded) as a te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odule Delegation</text:p>
          </draw:text-box>
        </draw:frame>
        <draw:frame presentation:style-name="pr2" draw:layer="layout" svg:width="25.199cm" svg:height="9.097cm" svg:x="1.4cm" svg:y="4.914cm" presentation:class="outline" presentation:user-transformed="true">
          <draw:text-box>
            <text:list text:style-name="L2">
              <text:list-item>
                <text:p>Interest and volunteering drove development</text:p>
              </text:list-item>
              <text:list-item>
                <text:p>Enabled research to only be required on a need to know basis</text:p>
              </text:list-item>
              <text:list-item>
                <text:p>Allowed team members to specialize on their own modules while sitting in the same room</text:p>
              </text:list-item>
              <text:list-item>
                <text:p>We call this team coding..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eam Coding</text:p>
          </draw:text-box>
        </draw:frame>
        <draw:frame presentation:style-name="pr2" draw:layer="layout" svg:width="25.199cm" svg:height="8.902cm" svg:x="1.4cm" svg:y="4.914cm" presentation:class="outline" presentation:user-transformed="true">
          <draw:text-box>
            <text:list text:style-name="L2">
              <text:list-item>
                <text:p>The process</text:p>
                <text:list>
                  <text:list-item>
                    <text:p>We reviewed modules team members were having trouble with</text:p>
                  </text:list-item>
                  <text:list-item>
                    <text:p>The team stepped through problematic code</text:p>
                  </text:list-item>
                </text:list>
              </text:list-item>
              <text:list-item>
                <text:p>Made the code review process more enjoyable</text:p>
              </text:list-item>
              <text:list-item>
                <text:p>It's like pair programming++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eam Coding</text:p>
          </draw:text-box>
        </draw:frame>
        <draw:frame presentation:style-name="pr2" draw:layer="layout" svg:width="25.199cm" svg:height="10.503cm" svg:x="1.4cm" svg:y="4.914cm" presentation:class="outline" presentation:user-transformed="true">
          <draw:text-box>
            <text:list text:style-name="L2">
              <text:list-item>
                <text:p>The process</text:p>
                <text:list>
                  <text:list-item>
                    <text:p>We reviewed modules team members were having trouble with</text:p>
                  </text:list-item>
                  <text:list-item>
                    <text:p>The team stepped through problematic code</text:p>
                  </text:list-item>
                </text:list>
              </text:list-item>
              <text:list-item>
                <text:p>Made the code review process more enjoyable</text:p>
              </text:list-item>
              <text:list-item>
                <text:p>It's like pair programming++</text:p>
                <text:list>
                  <text:list-item>
                    <text:p>Or in ACL2... (1+ pair programm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pecific Issues</text:p>
          </draw:text-box>
        </draw:frame>
        <draw:frame presentation:style-name="pr2" draw:layer="layout" svg:width="25.199cm" svg:height="10.839cm" svg:x="1.4cm" svg:y="4.914cm" presentation:class="outline" presentation:user-transformed="true">
          <draw:text-box>
            <text:list text:style-name="L2">
              <text:list-item>
                <text:p>PNGs...</text:p>
                <text:list>
                  <text:list-item>
                    <text:p>Data structures were huge</text:p>
                  </text:list-item>
                  <text:list-item>
                    <text:p>Computation of error correcting codes is complicated</text:p>
                  </text:list-item>
                  <text:list-item>
                    <text:p>Deflate compression / decompression even more so (so we found a way to not implement it at the current level of functionality)</text:p>
                  </text:list-item>
                </text:list>
              </text:list-item>
              <text:list-item>
                <text:p>Some computations were unfortunately slow..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NGs and CRC32</text:p>
          </draw:text-box>
        </draw:frame>
        <draw:frame presentation:style-name="pr2" draw:layer="layout" svg:width="25.199cm" svg:height="11.912cm" svg:x="1.4cm" svg:y="4.914cm" presentation:class="outline" presentation:user-transformed="true">
          <draw:text-box>
            <text:list text:style-name="L2">
              <text:list-item>
                <text:p>Calculating CRC32 in ACL2 is slow for large datasets</text:p>
              </text:list-item>
              <text:list-item>
                <text:p>PNGs are large datasets</text:p>
              </text:list-item>
              <text:list-item>
                <text:p>Solutions:</text:p>
                <text:list>
                  <text:list-item>
                    <text:p>Unroll a small critical loop</text:p>
                  </text:list-item>
                  <text:list-item>
                    <text:p>Remove precomputed tables altogether</text:p>
                    <text:list>
                      <text:list-item>
                        <text:p>Even AVL trees were too slow</text:p>
                      </text:list-item>
                    </text:list>
                  </text:list-item>
                  <text:list-item>
                    <text:p>Minimize number of iterations and add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399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5.999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399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799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06T15:28:48</meta:creation-date>
    <meta:editing-duration>PT1H15M34S</meta:editing-duration>
    <meta:editing-cycles>18</meta:editing-cycles>
    <dc:date>2011-04-06T17:47:21</dc:date>
    <meta:generator>LibreOffice/3.3$Linux LibreOffice_project/330m19$Build-202</meta:generator>
    <meta:document-statistic meta:object-count="56"/>
  </office:meta>
</office:document-meta>
</file>